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e86cdd2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text-properties fo:language="en" fo:country="GB" officeooo:paragraph-rsid="0dbf3336"/>
    </style:style>
    <style:style style:name="P6" style:family="paragraph" style:parent-style-name="Standard">
      <style:text-properties fo:language="en" fo:country="GB" officeooo:paragraph-rsid="0cc50ec9"/>
    </style:style>
    <style:style style:name="P7" style:family="paragraph" style:parent-style-name="Standard">
      <style:text-properties fo:language="en" fo:country="GB" officeooo:paragraph-rsid="0cb27039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f622d8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5dd9b1" officeooo:paragraph-rsid="0f5dd9b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28d10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36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c8b5238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paragraph-rsid="0cc50ec9" style:font-size-asian="12pt" style:font-size-complex="12pt"/>
    </style:style>
    <style:style style:name="P4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2" style:family="paragraph" style:parent-style-name="Standard">
      <style:text-properties style:font-name="Liberation Sans" fo:font-size="12pt" fo:language="en" fo:country="GB" officeooo:paragraph-rsid="0ca56a54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paragraph-rsid="0ca6ddb9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paragraph-rsid="0cb38183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6" style:family="paragraph" style:parent-style-name="Standard">
      <style:text-properties style:font-name="Liberation Sans" fo:font-size="12pt" fo:language="en" fo:country="GB" officeooo:paragraph-rsid="0d804757" style:font-size-asian="12pt" style:font-size-complex="12pt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8" style:family="paragraph" style:parent-style-name="Standard">
      <style:text-properties style:font-name="Liberation Sans" fo:font-size="12pt" fo:language="en" fo:country="GB" officeooo:paragraph-rsid="0cc79a2d" style:font-size-asian="12pt" style:font-size-complex="12pt"/>
    </style:style>
    <style:style style:name="P49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50" style:family="paragraph" style:parent-style-name="Standard">
      <style:text-properties style:font-name="Liberation Sans" fo:font-size="12pt" fo:language="en" fo:country="GB" officeooo:paragraph-rsid="0f5afc2e" style:font-size-asian="12pt" style:font-size-complex="12pt"/>
    </style:style>
    <style:style style:name="P51" style:family="paragraph" style:parent-style-name="Standard">
      <style:text-properties style:font-name="Liberation Sans" fo:font-size="12pt" fo:language="en" fo:country="GB" officeooo:paragraph-rsid="0f5afe88" style:font-size-asian="12pt" style:font-size-complex="12pt"/>
    </style:style>
    <style:style style:name="P52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53" style:family="paragraph" style:parent-style-name="Standard">
      <style:text-properties style:font-name="Liberation Sans" fo:font-size="12pt" fo:font-style="italic" officeooo:rsid="05fe4687" officeooo:paragraph-rsid="0f28d107" style:font-size-asian="12pt" style:font-style-asian="italic" style:font-size-complex="12pt" style:font-style-complex="italic"/>
    </style:style>
    <style:style style:name="P54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55" style:family="paragraph" style:parent-style-name="Standard">
      <style:text-properties officeooo:paragraph-rsid="0b0ddd8e"/>
    </style:style>
    <style:style style:name="P56" style:family="paragraph" style:parent-style-name="Standard">
      <style:text-properties officeooo:paragraph-rsid="0ca56a54"/>
    </style:style>
    <style:style style:name="P57" style:family="paragraph" style:parent-style-name="Standard">
      <style:text-properties officeooo:paragraph-rsid="0ca6ddb9"/>
    </style:style>
    <style:style style:name="P58" style:family="paragraph" style:parent-style-name="Standard">
      <style:text-properties officeooo:paragraph-rsid="04f68805"/>
    </style:style>
    <style:style style:name="P59" style:family="paragraph" style:parent-style-name="Standard">
      <style:text-properties officeooo:paragraph-rsid="0bad8f69"/>
    </style:style>
    <style:style style:name="P60" style:family="paragraph" style:parent-style-name="Standard">
      <style:text-properties officeooo:paragraph-rsid="0a0f7b62"/>
    </style:style>
    <style:style style:name="P61" style:family="paragraph" style:parent-style-name="Standard">
      <style:text-properties officeooo:paragraph-rsid="0cb27039"/>
    </style:style>
    <style:style style:name="P62" style:family="paragraph" style:parent-style-name="Standard">
      <style:text-properties officeooo:paragraph-rsid="0cc50ec9"/>
    </style:style>
    <style:style style:name="P63" style:family="paragraph" style:parent-style-name="Standard">
      <style:text-properties officeooo:paragraph-rsid="0cc5fe5b"/>
    </style:style>
    <style:style style:name="P64" style:family="paragraph" style:parent-style-name="Standard">
      <style:text-properties officeooo:paragraph-rsid="0d1ec96e"/>
    </style:style>
    <style:style style:name="P65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7" style:family="paragraph" style:parent-style-name="Standard">
      <style:text-properties officeooo:paragraph-rsid="0d804757"/>
    </style:style>
    <style:style style:name="P68" style:family="paragraph" style:parent-style-name="Standard">
      <style:text-properties officeooo:paragraph-rsid="0daa4aef"/>
    </style:style>
    <style:style style:name="P69" style:family="paragraph" style:parent-style-name="Standard">
      <style:text-properties officeooo:paragraph-rsid="0daef67d"/>
    </style:style>
    <style:style style:name="P70" style:family="paragraph" style:parent-style-name="Standard">
      <style:text-properties officeooo:paragraph-rsid="0db0d4d1"/>
    </style:style>
    <style:style style:name="P71" style:family="paragraph" style:parent-style-name="Standard">
      <style:text-properties officeooo:paragraph-rsid="0dce9327"/>
    </style:style>
    <style:style style:name="P72" style:family="paragraph" style:parent-style-name="Standard">
      <style:text-properties officeooo:rsid="0dde9a1c" officeooo:paragraph-rsid="0dde9a1c"/>
    </style:style>
    <style:style style:name="P73" style:family="paragraph" style:parent-style-name="Standard">
      <style:text-properties officeooo:rsid="0dde9a1c" officeooo:paragraph-rsid="0f4adb30"/>
    </style:style>
    <style:style style:name="P74" style:family="paragraph" style:parent-style-name="Standard">
      <style:text-properties officeooo:rsid="0dde9a1c" officeooo:paragraph-rsid="0f5bbe35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6" style:family="paragraph" style:parent-style-name="Standard">
      <style:text-properties officeooo:paragraph-rsid="0e0f3ce4"/>
    </style:style>
    <style:style style:name="P77" style:family="paragraph" style:parent-style-name="Standard">
      <style:text-properties officeooo:paragraph-rsid="0e26e14b"/>
    </style:style>
    <style:style style:name="P78" style:family="paragraph" style:parent-style-name="Standard">
      <style:text-properties officeooo:paragraph-rsid="0e8858a9"/>
    </style:style>
    <style:style style:name="P79" style:family="paragraph" style:parent-style-name="Standard">
      <style:text-properties officeooo:paragraph-rsid="0eb4913f"/>
    </style:style>
    <style:style style:name="P80" style:family="paragraph" style:parent-style-name="Standard">
      <style:text-properties officeooo:paragraph-rsid="0f28d107"/>
    </style:style>
    <style:style style:name="P81" style:family="paragraph" style:parent-style-name="Standard">
      <style:text-properties officeooo:paragraph-rsid="0f1c472f"/>
    </style:style>
    <style:style style:name="P82" style:family="paragraph" style:parent-style-name="Standard">
      <style:text-properties officeooo:paragraph-rsid="0f3ae219"/>
    </style:style>
    <style:style style:name="P83" style:family="paragraph" style:parent-style-name="Standard">
      <style:text-properties officeooo:paragraph-rsid="0f3d081d"/>
    </style:style>
    <style:style style:name="P84" style:family="paragraph" style:parent-style-name="Footnote">
      <style:text-properties officeooo:paragraph-rsid="0f3f63d0"/>
    </style:style>
    <style:style style:name="P85" style:family="paragraph" style:parent-style-name="Footnote">
      <style:text-properties officeooo:rsid="043ccc66" officeooo:paragraph-rsid="0f40045a"/>
    </style:style>
    <style:style style:name="P86" style:family="paragraph" style:parent-style-name="Footnote">
      <style:text-properties officeooo:rsid="043ccc66" officeooo:paragraph-rsid="0f4dc0dc"/>
    </style:style>
    <style:style style:name="P87" style:family="paragraph" style:parent-style-name="Footnote">
      <style:text-properties officeooo:paragraph-rsid="0f40045a"/>
    </style:style>
    <style:style style:name="P88" style:family="paragraph" style:parent-style-name="Footnote">
      <style:text-properties officeooo:paragraph-rsid="0f48ae43"/>
    </style:style>
    <style:style style:name="P89" style:family="paragraph" style:parent-style-name="Footnote">
      <style:text-properties officeooo:paragraph-rsid="0f4a4d76"/>
    </style:style>
    <style:style style:name="P90" style:family="paragraph" style:parent-style-name="Standard">
      <style:text-properties officeooo:paragraph-rsid="0f4adb30"/>
    </style:style>
    <style:style style:name="P91" style:family="paragraph" style:parent-style-name="Standard">
      <style:text-properties officeooo:paragraph-rsid="0f4cd335"/>
    </style:style>
    <style:style style:name="P92" style:family="paragraph" style:parent-style-name="Standard">
      <style:text-properties officeooo:paragraph-rsid="0ca5faa5"/>
    </style:style>
    <style:style style:name="P93" style:family="paragraph" style:parent-style-name="Standard">
      <style:text-properties officeooo:paragraph-rsid="0f6215ee"/>
    </style:style>
    <style:style style:name="P94" style:family="paragraph" style:parent-style-name="Standard">
      <style:text-properties officeooo:paragraph-rsid="0f675b94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e8bb90" officeooo:paragraph-rsid="0f69d972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e8bb90" officeooo:paragraph-rsid="0f6abd99"/>
    </style:style>
    <style:style style:name="P97" style:family="paragraph" style:parent-style-name="Standard">
      <style:text-properties officeooo:paragraph-rsid="0f6ac771"/>
    </style:style>
    <style:style style:name="P98" style:family="paragraph" style:parent-style-name="Standard">
      <style:text-properties officeooo:paragraph-rsid="0f6bda9d"/>
    </style:style>
    <style:style style:name="P99" style:family="paragraph" style:parent-style-name="Standard">
      <style:text-properties officeooo:paragraph-rsid="0f6c44a3"/>
    </style:style>
    <style:style style:name="P100" style:family="paragraph" style:parent-style-name="Standard">
      <style:text-properties officeooo:paragraph-rsid="0f6d3852"/>
    </style:style>
    <style:style style:name="P101" style:family="paragraph" style:parent-style-name="Standard">
      <style:text-properties officeooo:paragraph-rsid="0f6d4ef8"/>
    </style:style>
    <style:style style:name="P10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>
      <style:text-properties officeooo:paragraph-rsid="0cc50ec9"/>
    </style:style>
    <style:style style:name="P108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109" style:family="paragraph" style:parent-style-name="Standard">
      <style:text-properties officeooo:paragraph-rsid="0f41de32"/>
    </style:style>
    <style:style style:name="P11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1657261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1657261" style:font-size-asian="12pt"/>
    </style:style>
    <style:style style:name="T18" style:family="text">
      <style:text-properties style:font-name="Liberation Sans" fo:font-size="12pt" fo:language="en" fo:country="GB" officeooo:rsid="0f51b898"/>
    </style:style>
    <style:style style:name="T19" style:family="text">
      <style:text-properties style:font-name="Liberation Sans" fo:font-size="10pt" fo:language="en" fo:country="GB" style:font-size-asian="10pt" style:font-size-complex="10pt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Liberation Sans" style:text-underline-style="solid" style:text-underline-width="auto" style:text-underline-color="font-color" officeooo:rsid="0f28d107"/>
    </style:style>
    <style:style style:name="T22" style:family="text">
      <style:text-properties style:font-name="Liberation Sans" officeooo:rsid="0f28d107"/>
    </style:style>
    <style:style style:name="T23" style:family="text">
      <style:text-properties style:font-name="Ubuntu1" fo:font-size="11pt" style:font-size-asian="11pt" style:font-size-complex="11pt"/>
    </style:style>
    <style:style style:name="T24" style:family="text">
      <style:text-properties style:language-asian="nl" style:country-asian="NL"/>
    </style:style>
    <style:style style:name="T25" style:family="text">
      <style:text-properties officeooo:rsid="0f57e617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adb3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4cc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bbe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d8b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d67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93fe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bbe3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02755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4f76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55eee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5931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860b6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e113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6ac771" style:font-size-asian="12pt" style:font-size-complex="12pt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136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style:text-line-through-style="none" style:text-line-through-type="none" fo:language="en" fo:country="GB" style:text-underline-style="none" fo:font-weight="normal" officeooo:rsid="0f5881c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9" style:family="text">
      <style:text-properties fo:color="#000000" loext:opacity="100%" style:text-line-through-style="none" style:text-line-through-type="none" fo:language="en" fo:country="GB" style:text-underline-style="none" officeooo:rsid="0aabd8f8"/>
    </style:style>
    <style:style style:name="T140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141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142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14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fo:language="en" fo:country="GB" fo:font-style="normal" style:text-underline-style="none" officeooo:rsid="0be9159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2" fo:font-size="12pt" fo:language="en" fo:country="GB" fo:font-style="normal" style:text-underline-style="none" fo:font-weight="bold" officeooo:rsid="0be9159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84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85" style:family="text">
      <style:text-properties fo:color="#000000" loext:opacity="100%" style:font-name="Liberation Sans" fo:font-size="12pt" fo:language="en" fo:country="GB" officeooo:rsid="0f41de32" style:font-size-asian="12pt" style:font-size-complex="12pt"/>
    </style:style>
    <style:style style:name="T186" style:family="text">
      <style:text-properties fo:color="#000000" loext:opacity="100%" style:font-name="Liberation Sans" fo:font-size="12pt" fo:language="en" fo:country="GB" officeooo:rsid="0f429118" style:font-size-asian="12pt" style:font-size-complex="12pt"/>
    </style:style>
    <style:style style:name="T187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88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0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1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3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0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1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2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3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4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5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6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7" style:family="text">
      <style:text-properties fo:color="#000000" loext:opacity="100%" fo:language="en" fo:country="GB"/>
    </style:style>
    <style:style style:name="T208" style:family="text">
      <style:text-properties fo:color="#000000" loext:opacity="100%" fo:language="en" fo:country="GB" officeooo:rsid="004804ae"/>
    </style:style>
    <style:style style:name="T209" style:family="text">
      <style:text-properties fo:color="#000000" loext:opacity="100%" fo:language="en" fo:country="GB" officeooo:rsid="0ed666af" style:font-name-asian="HG Mincho Light J" style:language-asian="nl" style:country-asian="NL" style:font-name-complex="Arial Unicode MS" style:language-complex="nl" style:country-complex="NL"/>
    </style:style>
    <style:style style:name="T210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1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12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fo:color="#000000" loext:opacity="100%" fo:language="en" fo:country="GB" officeooo:rsid="0f429118"/>
    </style:style>
    <style:style style:name="T215" style:family="text">
      <style:text-properties fo:color="#000000" loext:opacity="100%" fo:language="en" fo:country="GB" officeooo:rsid="0f41de32"/>
    </style:style>
    <style:style style:name="T216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ec3ae7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f4dc0d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2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578f0fa" style:font-size-asian="12pt" style:font-weight-asian="normal" style:font-size-complex="12pt" style:font-weight-complex="normal"/>
    </style:style>
    <style:style style:name="T22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2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2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25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26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27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28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29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3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578f0fa" style:font-size-asian="12pt" style:font-weight-asian="bold" style:font-size-complex="12pt" style:font-weight-complex="bold"/>
    </style:style>
    <style:style style:name="T23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3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3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3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4dc0d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4eddd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4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4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4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2" style:family="text">
      <style:text-properties fo:font-size="8pt" style:font-size-asian="8pt" style:font-size-complex="8pt" loext:padding="0.049cm" loext:border="0.31pt solid #000000"/>
    </style:style>
    <style:style style:name="T263" style:family="text">
      <style:text-properties fo:color="#808080" loext:opacity="10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808080" loext:opacity="10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808080" loext:opacity="10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67" style:family="text">
      <style:text-properties fo:color="#808080" loext:opacity="10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8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69" style:family="text">
      <style:text-properties fo:color="#808080" loext:opacity="10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70" style:family="text">
      <style:text-properties fo:color="#808080" loext:opacity="10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fo:color="#808080" loext:opacity="10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fo:color="#808080" loext:opacity="10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3" style:family="text">
      <style:text-properties fo:color="#808080" loext:opacity="10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fo:color="#808080" loext:opacity="10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fo:color="#808080" loext:opacity="100%" style:font-name="Liberation Sans" fo:font-size="12pt" fo:language="en" fo:country="GB" style:font-size-asian="12pt" style:font-size-complex="12pt"/>
    </style:style>
    <style:style style:name="T276" style:family="text">
      <style:text-properties fo:color="#808080" loext:opacity="10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77" style:family="text">
      <style:text-properties fo:color="#808080" loext:opacity="10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78" style:family="text">
      <style:text-properties fo:color="#808080" loext:opacity="10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79" style:family="text">
      <style:text-properties fo:color="#808080" loext:opacity="10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80" style:family="text">
      <style:text-properties fo:color="#808080" loext:opacity="10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80808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808080" loext:opacity="10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808080" loext:opacity="100%" style:text-position="super 58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84" style:family="text">
      <style:text-properties fo:color="#808080" loext:opacity="100%" style:text-position="super 58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5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6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7" style:family="text">
      <style:text-properties fo:language="en" fo:country="GB"/>
    </style:style>
    <style:style style:name="T288" style:family="text">
      <style:text-properties fo:language="en" fo:country="GB" officeooo:rsid="0e83c34e"/>
    </style:style>
    <style:style style:name="T289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0" style:family="text">
      <style:text-properties fo:language="en" fo:country="GB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1" style:family="text">
      <style:text-properties fo:language="en" fo:country="GB" style:font-size-complex="12pt"/>
    </style:style>
    <style:style style:name="T292" style:family="text">
      <style:text-properties fo:language="en" fo:country="GB" officeooo:rsid="0f28d107" style:font-size-complex="12pt"/>
    </style:style>
    <style:style style:name="T293" style:family="text">
      <style:text-properties fo:language="en" fo:country="GB" officeooo:rsid="0f28d107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officeooo:rsid="0f687889" style:font-weight-asian="bold" style:font-weight-complex="bol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102"><text:span text:style-name="Strong_20_Emphasis"><text:span text:style-name="T153">Checklist for installing </text:span></text:span><text:span text:style-name="Strong_20_Emphasis"><text:span text:style-name="T153"><text:user-field-get text:name="Distro">Ubuntu</text:user-field-get></text:span></text:span><text:span text:style-name="Strong_20_Emphasis"><text:span text:style-name="T153"><text:s/></text:span></text:span><text:span text:style-name="Strong_20_Emphasis"><text:span text:style-name="T154"><text:user-field-get text:name="Version">22.04</text:user-field-get></text:span></text:span><text:span text:style-name="Strong_20_Emphasis"><text:span text:style-name="T155"><text:s/></text:span></text:span><text:span text:style-name="Strong_20_Emphasis"><text:span text:style-name="T156">LTS</text:span></text:span><text:span text:style-name="Strong_20_Emphasis"><text:span text:style-name="T156"><text:note text:id="ftn1" text:note-class="footnote"><text:note-citation>1</text:note-citation><text:note-body><text:p text:style-name="P84"><text:span text:style-name="T195">LTS stands for Long-Term Support, and this April </text:span><text:span text:style-name="Strong_20_Emphasis"><text:span text:style-name="T122"><text:user-field-get style:data-style-name="N0" text:name="Releaseyear">2022</text:user-field-get></text:span></text:span><text:span text:style-name="T197"><text:s/></text:span><text:span text:style-name="Strong_20_Emphasis"><text:span text:style-name="T199"><text:user-field-get text:name="Distro">Ubuntu</text:user-field-get></text:span></text:span><text:span text:style-name="T196"><text:s/></text:span><text:span text:style-name="T200"><text:user-field-get text:name="Version">22.04</text:user-field-get></text:span><text:span text:style-name="T200"><text:s/></text:span><text:span text:style-name="T196">LTS</text:span><text:span text:style-name="T195"> (codenamed Jammy Jellyfish) will be </text:span><text:span text:style-name="T198">supported</text:span><text:span text:style-name="T195"> for five years until April 2027.</text:span></text:p></text:note-body></text:note></text:span></text:span><text:span text:style-name="Strong_20_Emphasis"><text:span text:style-name="T157"> </text:span></text:span><text:span text:style-name="Strong_20_Emphasis"><text:span text:style-name="T158"><text:user-field-get text:name="Edition">desktop</text:user-field-get></text:span></text:span><text:span text:style-name="Strong_20_Emphasis"><text:span text:style-name="T159">.</text:span></text:span></text:p>
      <text:p text:style-name="P26"/>
      <text:p text:style-name="P80"><text:span text:style-name="T29">Visit </text:span><text:a xlink:type="simple" xlink:href="https://karelzimmer.nl/" text:style-name="Internet_20_link" text:visited-style-name="Visited_20_Internet_20_Link"><text:span text:style-name="Internet_20_link"><text:span text:style-name="T216">karelzimmer.nl</text:span></text:span></text:a><text:span text:style-name="T29"> for this and other Linux documents, scripts, and information.</text:span></text:p>
      <text:p text:style-name="P27"/>
      <text:p text:style-name="P53"><text:span text:style-name="T136">This is a fillable PDF with </text:span><text:span text:style-name="Strong_20_Emphasis"><text:span text:style-name="T36">te</text:span></text:span><text:span text:style-name="Strong_20_Emphasis"><text:span text:style-name="T38">x</text:span></text:span><text:span text:style-name="Strong_20_Emphasis"><text:span text:style-name="T36">t</text:span></text:span><text:span text:style-name="T136"> </text:span><text:span text:style-name="T138">a</text:span><text:span text:style-name="T136">n</text:span><text:span text:style-name="T138">d</text:span><text:span text:style-name="Strong_20_Emphasis"><text:span text:style-name="T37"> </text:span></text:span><text:span text:style-name="Strong_20_Emphasis"><text:span text:style-name="T79"><draw:control text:anchor-type="as-char" draw:z-index="20" draw:name="Vorm3_ 1" draw:style-name="gr1" draw:text-style-name="P110" svg:width="0.35cm" svg:height="0.35cm" draw:control="control21"/></text:span></text:span><text:span text:style-name="T136"><text:s/>checkboxes; printing is not necessary.</text:span></text:p>
      <text:p text:style-name="P19"/>
      <text:p text:style-name="P28"><text:span text:style-name="T20">Fill in the text box behind the </text:span><text:span text:style-name="T21">underlined</text:span><text:span text:style-name="T22"> </text:span><text:span text:style-name="T20">words, see [explanation]:</text:span></text:p>
      <text:p text:style-name="P13"><text:span text:style-name="Definition"><text:span text:style-name="T289">user</text:span></text:span><text:span text:style-name="T239"><text:tab/><text:tab/></text:span><text:span text:style-name="T242"> <text:tab/><text:tab/><text:tab/></text:span><text:span text:style-name="T240"><draw:control text:anchor-type="as-char" svg:y="-0.429cm" draw:z-index="8" draw:name="Gebruiker" draw:style-name="gr2" draw:text-style-name="P111" svg:width="6.002cm" svg:height="0.6cm" draw:control="control9"><svg:title>Gebruiker</svg:title><svg:desc>Volledige naam, bijv. Jan Stek</svg:desc></draw:control></text:span><text:span text:style-name="T240"><text:tab/></text:span><text:span text:style-name="T241">[</text:span><text:span text:style-name="T243">na</text:span><text:span text:style-name="T245">me,</text:span><text:span text:style-name="T243"> </text:span><text:span text:style-name="T245">e.g.</text:span><text:span text:style-name="T243"> </text:span><text:span text:style-name="T244">J</text:span><text:span text:style-name="T248">a</text:span><text:span text:style-name="T244">n </text:span><text:span text:style-name="T248">Jansen</text:span><text:span text:style-name="T249">]</text:span></text:p>
      <text:p text:style-name="P81"><text:span text:style-name="Definition"><text:span text:style-name="T247">USER</text:span></text:span><text:span text:style-name="Definition"><text:span text:style-name="T287">na</text:span></text:span><text:span text:style-name="Definition"><text:span text:style-name="T293">me</text:span></text:span><text:span text:style-name="T246"><text:tab/><text:tab/><text:tab/></text:span><text:span text:style-name="T246"><draw:control text:anchor-type="as-char" svg:y="-0.429cm" draw:z-index="19" draw:name="Gberuikersnaam 2" draw:style-name="gr2" draw:text-style-name="P111" svg:width="6.002cm" svg:height="0.6cm" draw:control="control20"><svg:title>Gebruikersnaam</svg:title><svg:desc>Korte naam, bijv. jan</svg:desc></draw:control></text:span><text:span text:style-name="T246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67">j</text:span><text:span text:style-name="T168">a</text:span><text:span text:style-name="T167">n</text:span><text:span text:style-name="T169">]</text:span></text:p>
      <text:p text:style-name="P12"><text:span text:style-name="Definition"><text:span text:style-name="T287">COMPUTERNA</text:span></text:span><text:span text:style-name="Definition"><text:span text:style-name="T293">me</text:span></text:span><text:span text:style-name="T250"><text:tab/></text:span><text:span text:style-name="T287"><draw:control text:anchor-type="as-char" svg:y="-0.429cm" draw:z-index="9" draw:name="Computernaam" draw:style-name="gr2" draw:text-style-name="P111" svg:width="6.002cm" svg:height="0.6cm" draw:control="control10"><svg:title>Computernaam</svg:title><svg:desc>Unieke naam van de computer</svg:desc></draw:control></text:span><text:span text:style-name="T287"><text:tab/></text:span><text:span text:style-name="T251">[</text:span><text:span text:style-name="T252">na</text:span><text:span text:style-name="T257">me of the</text:span><text:span text:style-name="T252"> compute</text:span><text:span text:style-name="T253">r, </text:span><text:span text:style-name="T257">e.g.</text:span><text:span text:style-name="T254"> </text:span><text:span text:style-name="T255">pc02</text:span><text:span text:style-name="T251">]</text:span></text:p>
      <text:p text:style-name="P8"><text:span text:style-name="Definition"><text:span text:style-name="T287">START</text:span></text:span><text:span text:style-name="Definition"><text:span text:style-name="T293">up</text:span></text:span><text:span text:style-name="Definition"><text:span text:style-name="T287">MEnU</text:span></text:span><text:span text:style-name="T240"><text:tab/><text:tab/></text:span><text:span text:style-name="T240"><draw:control text:anchor-type="as-char" svg:y="-0.429cm" draw:z-index="10" draw:name="Opstartmenu" draw:style-name="gr2" draw:text-style-name="P111" svg:width="6.002cm" svg:height="0.6cm" draw:control="control11"><svg:title>Opstartmenu</svg:title><svg:desc>Toets voor het opstartmenu ("bootmenu")</svg:desc></draw:control></text:span><text:span text:style-name="T240"><text:tab/></text:span><text:span text:style-name="T251">[</text:span><text:span text:style-name="T252">key for the bootable medium</text:span><text:span text:style-name="T258">]</text:span></text:p>
      <text:p text:style-name="P11"><text:span text:style-name="Definition"><text:span text:style-name="T256">SETTINGS</text:span></text:span><text:span text:style-name="T256"> <text:tab/><text:tab/><text:tab/></text:span><text:span text:style-name="T256"><draw:control text:anchor-type="as-char" svg:y="-0.429cm" draw:z-index="7" draw:name="Instellingen" draw:style-name="gr2" draw:text-style-name="P111" svg:width="6.002cm" svg:height="0.6cm" draw:control="control8"><svg:title>Instellingen</svg:title><svg:desc>Toets voor het BIOS/UEFI-scherm ("setup")</svg:desc></draw:control></text:span><text:span text:style-name="T256"><text:tab/></text:span><text:span text:style-name="T251">[</text:span><text:span text:style-name="T252">key for the UEFI BIOS screen</text:span><text:span text:style-name="T251">]</text:span></text:p>
      <text:p text:style-name="P9"><text:span text:style-name="Definition"><text:span text:style-name="T263">USER2</text:span></text:span><text:span text:style-name="T270"><text:tab/></text:span><text:span text:style-name="T275"> <text:tab/><text:tab/><text:tab/></text:span><text:span text:style-name="T281"><draw:control text:anchor-type="as-char" svg:y="-0.429cm" draw:z-index="15" draw:name="Gebruiker 1" draw:style-name="gr2" draw:text-style-name="P111" svg:width="6.002cm" svg:height="0.6cm" draw:control="control16"><svg:title>Gebruiker</svg:title><svg:desc>Volledige naam, bijv. Jan Stek</svg:desc></draw:control></text:span><text:span text:style-name="T281"><text:tab/></text:span><text:span text:style-name="T282">[</text:span><text:span text:style-name="T276">na</text:span><text:span text:style-name="T279">me</text:span><text:span text:style-name="T276"> possibly</text:span><text:span text:style-name="T277"> 2</text:span><text:span text:style-name="T283">e</text:span><text:span text:style-name="T277"> USER</text:span><text:span text:style-name="T278">]</text:span></text:p>
      <text:p text:style-name="P77"><text:span text:style-name="Definition"><text:span text:style-name="T263">USERN</text:span></text:span><text:span text:style-name="Definition"><text:span text:style-name="T264">a</text:span></text:span><text:span text:style-name="Definition"><text:span text:style-name="T265">me</text:span></text:span><text:span text:style-name="Definition"><text:span text:style-name="T263">2</text:span></text:span><text:span text:style-name="Definition"><text:span text:style-name="T271"><text:tab/><text:tab/></text:span></text:span><text:span text:style-name="T280"><draw:control text:anchor-type="as-char" svg:y="-0.429cm" draw:z-index="16" draw:name="Gberuikersnaam 1" draw:style-name="gr2" draw:text-style-name="P111" svg:width="6.002cm" svg:height="0.6cm" draw:control="control17"><svg:title>Gebruikersnaam</svg:title><svg:desc>Korte naam, bijv. jan</svg:desc></draw:control></text:span><text:span text:style-name="T280"><text:tab/></text:span><text:span text:style-name="T267">[</text:span><text:span text:style-name="T269">user</text:span><text:span text:style-name="T266"> na</text:span><text:span text:style-name="T268">me</text:span><text:span text:style-name="T272"> possibly</text:span><text:span text:style-name="T273"> 2</text:span><text:span text:style-name="T284">e</text:span><text:span text:style-name="T273"> USER</text:span><text:span text:style-name="T274">]</text:span></text:p>
      <text:p text:style-name="P14"><text:span text:style-name="T170">Replace the </text:span><text:span text:style-name="T182">underlined</text:span><text:span text:style-name="T170"> words in this checklist with those in the </text:span><text:span text:style-name="Strong_20_Emphasis"><text:span text:style-name="T42">te</text:span></text:span><text:span text:style-name="Strong_20_Emphasis"><text:span text:style-name="T63">x</text:span></text:span><text:span text:style-name="Strong_20_Emphasis"><text:span text:style-name="T42">t </text:span></text:span><text:span text:style-name="Strong_20_Emphasis"><text:span text:style-name="T63">box</text:span></text:span><text:span text:style-name="T170">.</text:span></text:p>
      <text:p text:style-name="P3"/>
      <text:p text:style-name="P3"/>
      <text:p text:style-name="P10"><text:span text:style-name="T178">Not yet on Linux?</text:span><text:span text:style-name="T171"><text:tab/></text:span><text:span text:style-name="T176"><text:tab/></text:span><text:span text:style-name="T177">Use</text:span><text:span text:style-name="T172"> </text:span><text:span text:style-name="Strong_20_Emphasis"><text:span text:style-name="T180">Checklist m</text:span></text:span><text:span text:style-name="Strong_20_Emphasis"><text:span text:style-name="T181">oving</text:span></text:span><text:span text:style-name="T172"> o</text:span><text:span text:style-name="T175">n</text:span><text:span text:style-name="T172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73"> </text:span><text:span text:style-name="T175">u</text:span><text:span text:style-name="T173">nder </text:span><text:span text:style-name="T179">Linux</text:span><text:span text:style-name="T174">.</text:span></text:p>
      <text:p text:style-name="P52"><text:span text:style-name="T201">New installation?</text:span><text:span text:style-name="T203"><text:tab/></text:span><text:span text:style-name="T205"></text:span><text:span text:style-name="T206"><text:tab/>Start at chapter</text:span><text:span text:style-name="T203"> </text:span><text:span text:style-name="T201"><text:bookmark-ref text:reference-format="page" text:ref-name="__RefNumPara__4009_1271708128">2</text:bookmark-ref></text:span><text:span text:style-name="T203"><text:s text:c="2"/></text:span><text:span text:style-name="T202"><text:bookmark-ref text:reference-format="text" text:ref-name="__RefNumPara__4009_1271708128">Perform installation</text:bookmark-ref></text:span><text:span text:style-name="T204">.</text:span></text:p>
      <text:p text:style-name="P37"/>
      <text:p text:style-name="P37"/>
      <text:list xml:id="list3111832111" text:style-name="L1">
        <text:list-item>
          <text:p text:style-name="P104"><text:bookmark-start text:name="__RefNumPara__4083_1271708128"/>Preparing installation<text:bookmark-end text:name="__RefNumPara__4083_1271708128"/></text:p>
        </text:list-item>
      </text:list>
      <text:p text:style-name="P2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65"><text:span text:style-name="Strong_20_Emphasis"><text:span text:style-name="T39"><text:s/></text:span></text:span><text:span text:style-name="Strong_20_Emphasis"><text:span text:style-name="T80"><draw:control text:anchor-type="as-char" draw:z-index="13" draw:name="Vorm3_0" draw:style-name="gr1" draw:text-style-name="P110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39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85"><text:span text:style-name="User_20_Entry"><text:span text:style-name="T123">Login any additional </text:span></text:span><text:span text:style-name="Definition"><text:span text:style-name="T286">USER</text:span></text:span><text:span text:style-name="User_20_Entry"><text:span text:style-name="T128">s</text:span></text:span><text:span text:style-name="User_20_Entry"><text:span text:style-name="T132"> </text:span></text:span><text:span text:style-name="User_20_Entry"><text:span text:style-name="T123">and follow the same steps.</text:span></text:span></text:p></text:note-body></text:note>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9"/>
          </table:table-cell>
        </table:table-row>
        <table:table-row>
          <table:table-cell table:style-name="_31_._5f_Installatie_5f_voorbereiden.A1" office:value-type="string">
            <text:p text:style-name="P62"><text:span text:style-name="Strong_20_Emphasis"><text:span text:style-name="T43"><text:s/></text:span></text:span><text:span text:style-name="Strong_20_Emphasis"><text:span text:style-name="T81"><draw:control text:anchor-type="as-char" draw:z-index="0" draw:name="Vorm4" draw:style-name="gr1" draw:text-style-name="P11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43">Install </text:span></text:span><text:span text:style-name="Strong_20_Emphasis"><text:span text:style-name="T44">pa</text:span></text:span><text:span text:style-name="Strong_20_Emphasis"><text:span text:style-name="T64">ckage</text:span></text:span><text:span text:style-name="Strong_20_Emphasis"><text:span text:style-name="T44"> kz</text:span></text:span><text:span text:style-name="Strong_20_Emphasis"><text:span text:style-name="T44"><text:note text:id="ftn3" text:note-class="footnote"><text:note-citation>3</text:note-citation><text:note-body><text:p text:style-name="P87"><text:span text:style-name="T288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9">karelzimmer.nl</text:span></text:span></text:a><text:span text:style-name="T288">) for installing and managing Debian and Debian based systems like Ubuntu.</text:span></text:p></text:note-body></text:note></text:span></text:span><text:span text:style-name="Strong_20_Emphasis"><text:span text:style-name="T44">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97"><text:span text:style-name="Strong_20_Emphasis"><text:span text:style-name="T75">P</text:span></text:span><text:span text:style-name="Strong_20_Emphasis"><text:span text:style-name="T44">ress the </text:span></text:span><text:span text:style-name="Strong_20_Emphasis"><text:span text:style-name="T48">Super</text:span></text:span><text:span text:style-name="Strong_20_Emphasis"><text:span text:style-name="T41"> </text:span></text:span><text:span text:style-name="Strong_20_Emphasis"><text:span text:style-name="T65">key</text:span></text:span><text:span text:style-name="Strong_20_Emphasis"><text:span text:style-name="T27"><text:note text:id="ftn4" text:note-class="footnote"><text:note-citation>4</text:note-citation><text:note-body><text:p text:style-name="P2">The <text:span text:style-name="T262">Super</text:span> key is the Windows key, Command key (Apple), or Magnifier key<text:span text:style-name="T193"> </text:span><text:span text:style-name="T194">(Chromebook)</text:span><text:span text:style-name="T193">.</text:span></text:p></text:note-body></text:note></text:span></text:span><text:span text:style-name="Strong_20_Emphasis"><text:span text:style-name="T46">, </text:span></text:span><text:span text:style-name="Strong_20_Emphasis"><text:span text:style-name="T49">type</text:span></text:span><text:span text:style-name="Strong_20_Emphasis"><text:span text:style-name="T50"> </text:span></text:span><text:span text:style-name="Strong_20_Emphasis"><text:span text:style-name="T91">ter</text:span></text:span><text:span text:style-name="Strong_20_Emphasis"><text:span text:style-name="T92">m</text:span></text:span><text:span text:style-name="Strong_20_Emphasis"><text:span text:style-name="T51"> </text:span></text:span><text:span text:style-name="Strong_20_Emphasis"><text:span text:style-name="T66">and click the </text:span></text:span><text:span text:style-name="Strong_20_Emphasis"><text:span text:style-name="T93">Terminal</text:span></text:span><text:span text:style-name="Strong_20_Emphasis"><text:span text:style-name="T66"> ic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69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82"><text:span text:style-name="T12">Type, or copy and paste, these two commands, each followed by the</text:span><text:span text:style-name="Strong_20_Emphasis"><text:span text:style-name="T51"> </text:span></text:span><text:span text:style-name="Strong_20_Emphasis"><text:span text:style-name="T45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100"><text:span text:style-name="User_20_Entry"><text:span text:style-name="T143">wget karelzimmer.nl/</text:span></text:span><text:span text:style-name="User_20_Entry"><text:span text:style-name="T144">kz</text:span>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100"><text:span text:style-name="User_20_Entry"><text:span text:style-name="T143">bash </text:span></text:span><text:span text:style-name="User_20_Entry"><text:span text:style-name="T144">kz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72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1"/>
          </table:table-cell>
        </table:table-row>
        <table:table-row>
          <table:table-cell table:style-name="_31_._5f_Installatie_5f_voorbereiden.A1" office:value-type="string">
            <text:p text:style-name="P62"><text:span text:style-name="Strong_20_Emphasis"><text:span text:style-name="T43"><text:s/></text:span></text:span><text:span text:style-name="Strong_20_Emphasis"><text:span text:style-name="Strong_20_Emphasis"><text:span text:style-name="T81"><draw:control text:anchor-type="as-char" draw:z-index="1" draw:name="Vorm6" draw:style-name="gr1" draw:text-style-name="P110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46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97"><text:span text:style-name="Strong_20_Emphasis"><text:span text:style-name="T75">P</text:span></text:span><text:span text:style-name="Strong_20_Emphasis"><text:span text:style-name="T46">ress the</text:span></text:span><text:span text:style-name="Strong_20_Emphasis"><text:span text:style-name="T47"> </text:span></text:span><text:span text:style-name="Strong_20_Emphasis"><text:span text:style-name="T48">Super</text:span></text:span><text:span text:style-name="Strong_20_Emphasis"><text:span text:style-name="T46"> key</text:span></text:span><text:span text:style-name="Strong_20_Emphasis"><text:span text:style-name="T28"><text:note-ref text:note-class="footnote" text:reference-format="text" text:ref-name="ftn4">4</text:note-ref></text:span></text:span><text:span text:style-name="Strong_20_Emphasis"><text:span text:style-name="T46">, type </text:span></text:span><text:span text:style-name="Strong_20_Emphasis"><text:span text:style-name="T95">menu</text:span></text:span><text:span text:style-name="Strong_20_Emphasis"><text:span text:style-name="T46"> and click the </text:span></text:span><text:span text:style-name="Strong_20_Emphasis"><text:span text:style-name="T145">Install</text:span></text:span><text:span text:style-name="Strong_20_Emphasis"><text:span text:style-name="T146">ation</text:span></text:span><text:span text:style-name="Strong_20_Emphasis"><text:span text:style-name="T145"> menu</text:span></text:span><text:span text:style-name="Strong_20_Emphasis"><text:span text:style-name="T46"> icon.</text:span></text:span></text:p>
          </table:table-cell>
        </table:table-row>
        <table:table-row>
          <table:table-cell table:style-name="_31_._5f_Installatie_5f_voorbereiden.A1" office:value-type="string">
            <text:p text:style-name="P70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53">Select </text:span></text:span><text:span text:style-name="Strong_20_Emphasis"><text:span text:style-name="T96">1 Preparing installation</text:span></text:span><text:span text:style-name="Strong_20_Emphasis"><text:span text:style-name="T53"> </text:span></text:span><text:span text:style-name="Strong_20_Emphasis"><text:span text:style-name="T71">and</text:span></text:span><text:span text:style-name="Strong_20_Emphasis"><text:span text:style-name="T53"> </text:span></text:span><text:span text:style-name="Strong_20_Emphasis"><text:span text:style-name="T71">click </text:span></text:span><text:span text:style-name="Strong_20_Emphasis"><text:span text:style-name="T99">Continue</text:span></text:span><text:span text:style-name="Strong_20_Emphasis"><text:span text:style-name="T71">. </text:span></text:span></text:p>
          </table:table-cell>
        </table:table-row>
        <table:table-row>
          <table:table-cell table:style-name="_31_._5f_Installatie_5f_voorbereiden.A1" office:value-type="string">
            <text:p text:style-name="P70"/>
          </table:table-cell>
          <table:table-cell table:style-name="_31_._5f_Installatie_5f_voorbereiden.A1" office:value-type="string">
            <text:p text:style-name="P72"><text:span text:style-name="Strong_20_Emphasis"><text:span text:style-name="T52">Follow the instructions on the screen.</text:span></text:span></text:p>
          </table:table-cell>
        </table:table-row>
      </table:table>
      <text:p text:style-name="P21"/>
      <text:list xml:id="list132932219419459" text:continue-numbering="true" text:style-name="L1">
        <text:list-item>
          <text:p text:style-name="P105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62"><text:span text:style-name="Strong_20_Emphasis"><text:span text:style-name="T43"><text:s/></text:span></text:span><text:span text:style-name="Strong_20_Emphasis"><text:span text:style-name="T81"><draw:control text:anchor-type="as-char" draw:z-index="2" draw:name="Vorm9" draw:style-name="gr1" draw:text-style-name="P11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109"><text:span text:style-name="T183">Boot the computer from an</text:span><text:span text:style-name="T189"> </text:span><text:span text:style-name="Strong_20_Emphasis"><text:span text:style-name="T162"><text:user-field-get text:name="Distro">Ubuntu</text:user-field-get></text:span></text:span><text:span text:style-name="T192"><text:s/></text:span><text:span text:style-name="T163"><text:user-field-get text:name="Version">22.04</text:user-field-get></text:span><text:span text:style-name="T114"><text:s/>Live</text:span><text:span text:style-name="T114"><text:note text:id="ftn5" text:note-class="footnote"><text:note-citation>1</text:note-citation><text:note-body><text:p text:style-name="P88"><text:span text:style-name="T19">From a Live USB stick (or DVD) you can boot and work with </text:span><text:span text:style-name="Strong_20_Emphasis"><text:span text:style-name="T199"><text:user-field-get text:name="Distro">Ubuntu</text:user-field-get></text:span></text:span><text:span text:style-name="Strong_20_Emphasis"><text:span text:style-name="T199"><text:s/></text:span></text:span><text:span text:style-name="T19">without installing it.</text:span></text:p></text:note-body></text:note></text:span><text:span text:style-name="T183"> USB stick</text:span><text:span text:style-name="T118"><text:note text:id="ftn6" text:note-class="footnote"><text:note-citation>2</text:note-citation><text:note-body><text:p text:style-name="P89"><text:span text:style-name="Strong_20_Emphasis"><text:span text:style-name="T124"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60">releases.ubuntu.com</text:span></text:span></text:a><text:span text:style-name="Strong_20_Emphasis"><text:span text:style-name="T125">,</text:span></text:span><text:span text:style-name="Strong_20_Emphasis"><text:span text:style-name="T124"> click </text:span></text:span><text:span text:style-name="Strong_20_Emphasis"><text:span text:style-name="T129">Ubuntu 22.04 LTS (Jammy Jellyfish)</text:span></text:span><text:span text:style-name="Strong_20_Emphasis"><text:span text:style-name="T124">, and then click </text:span></text:span><text:span text:style-name="Strong_20_Emphasis"><text:span text:style-name="T129">Desktop image on 64-bit PC (AMD64) desktop image</text:span></text:span><text:span text:style-name="Strong_20_Emphasis"><text:span text:style-name="T124">.</text:span></text:span></text:p><text:p text:style-name="P89"><text:span text:style-name="Strong_20_Emphasis"><text:span text:style-name="T124"><text:tab/>Insert a USB stick of at least 4 GB.<text:line-break/>Locate </text:span></text:span><text:span text:style-name="Strong_20_Emphasis"><text:span text:style-name="T130">disk</text:span></text:span><text:span text:style-name="Strong_20_Emphasis"><text:span text:style-name="T124"> and click the </text:span></text:span><text:span text:style-name="Strong_20_Emphasis"><text:span text:style-name="T129">Disks</text:span></text:span><text:span text:style-name="Strong_20_Emphasis"><text:span text:style-name="T124"> icon. Select the USB stick in the list of disks on the left and click </text:span></text:span><text:span text:style-name="Strong_20_Emphasis"><text:span text:style-name="T129">Disk </text:span></text:span><text:span text:style-name="Strong_20_Emphasis"><text:span text:style-name="T130">settings</text:span></text:span><text:span text:style-name="Strong_20_Emphasis"><text:span text:style-name="T124"> ⋮ (icon with the three dots) in the top right corner.</text:span></text:span></text:p><text:p text:style-name="P89"><text:span text:style-name="Strong_20_Emphasis"><text:span text:style-name="T124"><text:tab/>Choose </text:span></text:span><text:span text:style-name="Strong_20_Emphasis"><text:span text:style-name="T129">Restore Disk Image</text:span></text:span><text:span text:style-name="Strong_20_Emphasis"><text:span text:style-name="T124"> and select the CD image file (.iso) you just downloaded.</text:span></text:span></text:p><text:p text:style-name="P89"><text:span text:style-name="Strong_20_Emphasis"><text:span text:style-name="T126"><text:tab/>Click </text:span></text:span><text:span text:style-name="Strong_20_Emphasis"><text:span text:style-name="T131">Start Restore</text:span></text:span><text:span text:style-name="Strong_20_Emphasis"><text:span text:style-name="T126">, and then click </text:span></text:span><text:span text:style-name="Strong_20_Emphasis"><text:span text:style-name="T131">Restore</text:span></text:span><text:span text:style-name="Strong_20_Emphasis"><text:span text:style-name="T126">.</text:span></text:span></text:p><text:p text:style-name="P89"><text:span text:style-name="Strong_20_Emphasis"><text:span text:style-name="T126"><text:tab/>Or use the </text:span></text:span><text:span text:style-name="Strong_20_Emphasis"><text:span text:style-name="T131">Etcher</text:span></text:span><text:span text:style-name="Strong_20_Emphasis"><text:span text:style-name="T126"> program </text:span></text:span><text:span text:style-name="Strong_20_Emphasis"><text:span text:style-name="T127">(</text:span></text:span><text:a xlink:type="simple" xlink:href="https://www.balena.io/etcher/" text:style-name="Internet_20_link" text:visited-style-name="Visited_20_Internet_20_Link"><text:span text:style-name="Strong_20_Emphasis"><text:span text:style-name="T261">etcher.io</text:span></text:span></text:a><text:span text:style-name="Strong_20_Emphasis"><text:span text:style-name="T127">) </text:span></text:span><text:span text:style-name="Strong_20_Emphasis"><text:span text:style-name="T126">available for Windows, macOS, and Linux.</text:span></text:span></text:p></text:note-body></text:note></text:span><text:span text:style-name="T183"> or DVD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108"><text:span text:style-name="T214">S</text:span><text:span text:style-name="T215">tart up</text:span><text:span text:style-name="T207">/boot menu </text:span><text:span text:style-name="T135">via </text:span><text:span text:style-name="Definition"><text:span text:style-name="T287">START</text:span></text:span><text:span text:style-name="Definition"><text:span text:style-name="T293">up</text:span></text:span><text:span text:style-name="Definition"><text:span text:style-name="T287">MEnU</text:span></text:span><text:span text:style-name="T135"> </text:span><text:span text:style-name="T140">and </text:span><text:span text:style-name="T141">settings/</text:span><text:span text:style-name="T142">setup</text:span><text:span text:style-name="T135"> via </text:span><text:span text:style-name="Definition"><text:span text:style-name="T17">SETTINGS</text:span></text:span><text:span text:style-name="T135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34"><text:span text:style-name="T166">P</text:span><text:span text:style-name="T165">ress the </text:span><text:span text:style-name="Strong_20_Emphasis"><text:span text:style-name="T83">Enter</text:span></text:span><text:span text:style-name="Strong_20_Emphasis"><text:span text:style-name="T82"> </text:span></text:span><text:span text:style-name="Strong_20_Emphasis"><text:span text:style-name="T84">key </text:span></text:span><text:span text:style-name="Strong_20_Emphasis"><text:span text:style-name="T85">(</text:span></text:span><text:span text:style-name="Strong_20_Emphasis"><text:span text:style-name="T107">Try or I</text:span></text:span><text:span text:style-name="Strong_20_Emphasis"><text:span text:style-name="T108">n</text:span></text:span><text:span text:style-name="Strong_20_Emphasis"><text:span text:style-name="T109">stall Ubuntu</text:span></text:span><text:span text:style-name="Strong_20_Emphasis"><text:span text:style-name="T86"> is already selected</text:span></text:span><text:span text:style-name="Strong_20_Emphasis"><text:span text:style-name="T87">)</text:span></text:span><text:span text:style-name="T184">.</text:span></text:p>
          </table:table-cell>
        </table:table-row>
        <table:table-row>
          <table:table-cell table:style-name="_32_._5f_Installatie_5f_uitvoeren.A1" office:value-type="string">
            <text:p text:style-name="P62"><text:span text:style-name="Strong_20_Emphasis"><text:span text:style-name="T12"/></text:span></text:p>
          </table:table-cell>
          <table:table-cell table:style-name="_32_._5f_Installatie_5f_uitvoeren.A1" office:value-type="string">
            <text:p text:style-name="P31"><text:span text:style-name="T187">C</text:span><text:span text:style-name="T188">lick</text:span><text:span text:style-name="T187"> </text:span><text:span text:style-name="T191">In</text:span><text:span text:style-name="T190">stall Ubuntu</text:span><text:span text:style-name="T184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0"><text:span text:style-name="Strong_20_Emphasis"><text:span text:style-name="T120"/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52">Follow the instructions on the screen</text:span></text:span><text:span text:style-name="Strong_20_Emphasis"><text:span text:style-name="T70">s</text:span></text:span><text:span text:style-name="Strong_20_Emphasis"><text:span text:style-name="T52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78"><text:span text:style-name="Strong_20_Emphasis"><text:span text:style-name="T12"><text:s/></text:span></text:span><text:span text:style-name="Strong_20_Emphasis"><text:span text:style-name="T43"><draw:control text:anchor-type="as-char" draw:z-index="17" draw:name="Vorm12" draw:style-name="gr1" draw:text-style-name="P110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56"><text:span text:style-name="Strong_20_Emphasis"><text:span text:style-name="T30">When the </text:span></text:span><text:span text:style-name="Strong_20_Emphasis"><text:span text:style-name="T101">Wireless</text:span></text:span><text:span text:style-name="Strong_20_Emphasis"><text:span text:style-name="T30"> screen appears, choose the wireless network, connect, and click </text:span></text:span><text:span text:style-name="Strong_20_Emphasis"><text:span text:style-name="T101">Continue</text:span></text:span><text:span text:style-name="Strong_20_Emphasis"><text:span text:style-name="T30">.</text:span>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42"/>
          </table:table-cell>
        </table:table-row>
        <table:table-row>
          <table:table-cell table:style-name="_32_._5f_Installatie_5f_uitvoeren.A1" office:value-type="string">
            <text:p text:style-name="P62"><text:span text:style-name="Strong_20_Emphasis"><text:span text:style-name="T12"><text:s/></text:span></text:span><text:span text:style-name="T43"><draw:control text:anchor-type="as-char" draw:z-index="3" draw:name="Vorm16" draw:style-name="gr1" draw:text-style-name="P110" svg:width="0.35cm" svg:height="0.35cm" draw:control="control4"/></text:span></text:p>
          </table:table-cell>
          <table:table-cell table:style-name="_32_._5f_Installatie_5f_uitvoeren.A1" office:value-type="string">
            <text:p text:style-name="P92"><text:span text:style-name="Strong_20_Emphasis"><text:span text:style-name="T31">On the </text:span></text:span><text:span text:style-name="Strong_20_Emphasis"><text:span text:style-name="T102">Installation type</text:span></text:span><text:span text:style-name="Strong_20_Emphasis"><text:span text:style-name="T31"> screen, select the desired </text:span></text:span><text:span text:style-name="Strong_20_Emphasis"><text:span text:style-name="T102">Installation type</text:span>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76"><text:span text:style-name="Strong_20_Emphasis"><text:span text:style-name="T33">Click </text:span></text:span><text:span text:style-name="Strong_20_Emphasis"><text:span text:style-name="T103">Install </text:span></text:span><text:span text:style-name="Strong_20_Emphasis"><text:span text:style-name="T104">n</text:span></text:span><text:span text:style-name="Strong_20_Emphasis"><text:span text:style-name="T103">ow</text:span></text:span><text:span text:style-name="Strong_20_Emphasis"><text:span text:style-name="T33">, or click </text:span></text:span><text:span text:style-name="Strong_20_Emphasis"><text:span text:style-name="T103">Continue</text:span></text:span><text:span text:style-name="Strong_20_Emphasis"><text:span text:style-name="T33"> and check the suggested disk format, choose the desired disk, and click </text:span></text:span><text:span text:style-name="Strong_20_Emphasis"><text:span text:style-name="T103">Install </text:span></text:span><text:span text:style-name="Strong_20_Emphasis"><text:span text:style-name="T104">n</text:span></text:span><text:span text:style-name="Strong_20_Emphasis"><text:span text:style-name="T103">ow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7"><text:span text:style-name="Strong_20_Emphasis"><text:span text:style-name="T32">On the </text:span></text:span><text:span text:style-name="Strong_20_Emphasis"><text:span text:style-name="T106">W</text:span></text:span><text:span text:style-name="Strong_20_Emphasis"><text:span text:style-name="T105">rite the changes to disks?</text:span></text:span><text:span text:style-name="Strong_20_Emphasis"><text:span text:style-name="T32"> check the partitions to be formatted and click </text:span></text:span><text:span text:style-name="Strong_20_Emphasis"><text:span text:style-name="T105">Continue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43"/>
          </table:table-cell>
        </table:table-row>
        <table:table-row>
          <table:table-cell table:style-name="_32_._5f_Installatie_5f_uitvoeren.A1" office:value-type="string">
            <text:p text:style-name="P62"><text:span text:style-name="Strong_20_Emphasis"><text:span text:style-name="T12"><text:s/></text:span></text:span><text:span text:style-name="T43"><draw:control text:anchor-type="as-char" draw:z-index="4" draw:name="Vorm19" draw:style-name="gr1" draw:text-style-name="P110" svg:width="0.35cm" svg:height="0.35cm" draw:control="control5"/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221">On the </text:span></text:span><text:span text:style-name="Strong_20_Emphasis"><text:span text:style-name="T230">Where are you?</text:span></text:span><text:span text:style-name="Strong_20_Emphasis"><text:span text:style-name="T221"> </text:span></text:span><text:span text:style-name="Strong_20_Emphasis"><text:span text:style-name="T224">screen, </text:span></text:span><text:span text:style-name="Strong_20_Emphasis"><text:span text:style-name="T221">check the location and click </text:span></text:span><text:span text:style-name="Strong_20_Emphasis"><text:span text:style-name="T230">Continue</text:span></text:span><text:span text:style-name="Strong_20_Emphasis"><text:span text:style-name="T221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79"><text:span text:style-name="Strong_20_Emphasis"><text:span text:style-name="T12"><text:s/></text:span></text:span><text:span text:style-name="Strong_20_Emphasis"><text:span text:style-name="T43"><draw:control text:anchor-type="as-char" draw:z-index="18" draw:name="Vorm 1" draw:style-name="gr1" draw:text-style-name="P110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7"><text:span text:style-name="T225">On the </text:span><text:span text:style-name="T231">Who are you?</text:span><text:span text:style-name="T225"> </text:span><text:span text:style-name="Strong_20_Emphasis"><text:span text:style-name="T224">screen, </text:span></text:span><text:span text:style-name="T225">enter your </text:span><text:span text:style-name="T232">Your n</text:span><text:span text:style-name="T231">ame </text:span><text:span text:style-name="Definition"><text:span text:style-name="T14">USER</text:span></text:span><text:span text:style-name="Strong_20_Emphasis"><text:span text:style-name="T223">, <text:line-break/></text:span></text:span><text:span text:style-name="Strong_20_Emphasis"><text:span text:style-name="T227">Y</text:span></text:span><text:span text:style-name="Strong_20_Emphasis"><text:span text:style-name="T226">our computer</text:span></text:span><text:span text:style-name="Strong_20_Emphasis"><text:span text:style-name="T227">'s name</text:span></text:span><text:span text:style-name="Definition"><text:span text:style-name="T8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222">,<text:line-break/></text:span></text:span><text:span text:style-name="Strong_20_Emphasis"><text:span text:style-name="T228">Pick</text:span></text:span><text:span text:style-name="Strong_20_Emphasis"><text:span text:style-name="T226"> a username</text:span></text:span><text:span text:style-name="Strong_20_Emphasis"><text:span text:style-name="T222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222">,<text:line-break/></text:span></text:span><text:span text:style-name="Strong_20_Emphasis"><text:span text:style-name="T220">enter a password twice, and click </text:span></text:span><text:span text:style-name="Strong_20_Emphasis"><text:span text:style-name="T229">Continue</text:span></text:span><text:span text:style-name="Strong_20_Emphasis"><text:span text:style-name="T220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93"><text:span text:style-name="Strong_20_Emphasis"><text:span text:style-name="T152"><text:s/></text:span></text:span><text:span text:style-name="T43"><draw:control text:anchor-type="as-char" draw:z-index="22" draw:name="Vorm14" draw:style-name="gr1" draw:text-style-name="P110" svg:width="0.35cm" svg:height="0.35cm" draw:control="control23"/></text:span></text:p>
          </table:table-cell>
          <table:table-cell table:style-name="_32_._5f_Installatie_5f_uitvoeren.A1" office:value-type="string">
            <text:p text:style-name="P25">On <text:span text:style-name="T294">Installation Complete</text:span> click <text:span text:style-name="T294">Restart Now</text:span>.</text:p>
          </table:table-cell>
        </table:table-row>
      </table:table>
      <text:p text:style-name="P55"><text:span text:style-name="Strong_20_Emphasis"><text:span text:style-name="T88"/></text:span></text:p>
      <text:list xml:id="list132932312135462" text:continue-numbering="true" text:style-name="L1">
        <text:list-item>
          <text:p text:style-name="P103"><text:span text:style-name="Strong_20_Emphasis"><text:span text:style-name="T113">Finish installation</text:span></text:span></text:p>
        </text:list-item>
      </text:list>
      <text:p text:style-name="P58"><text:span text:style-name="Strong_20_Emphasis"><text:span text:style-name="T3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63"><text:span text:style-name="Strong_20_Emphasis"><text:span text:style-name="T43"><text:s/></text:span></text:span><text:span text:style-name="Strong_20_Emphasis"><text:span text:style-name="T81"><draw:control text:anchor-type="as-char" draw:z-index="5" draw:name="Vorm24" draw:style-name="gr1" draw:text-style-name="P110" svg:width="0.35cm" svg:height="0.35cm" draw:control="control6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34">Log in as </text:span></text:span><text:span text:style-name="Definition"><text:span text:style-name="T10">USER</text:span></text:span><text:span text:style-name="Strong_20_Emphasis"><text:span text:style-name="T34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61"><text:span text:style-name="Strong_20_Emphasis"><text:span text:style-name="T89"/></text:span></text:p>
          </table:table-cell>
        </table:table-row>
        <table:table-row>
          <table:table-cell table:style-name="_33_._5f_Installatie_5f_afronden.A1" office:value-type="string">
            <text:p text:style-name="P51"><text:span text:style-name="Strong_20_Emphasis"><text:span text:style-name="T120"><text:s/></text:span></text:span><text:span text:style-name="Strong_20_Emphasis"><text:span text:style-name="T121"><draw:control text:anchor-type="as-char" draw:z-index="21" draw:name="Vorm 2" draw:style-name="gr1" draw:text-style-name="P110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72"><text:span text:style-name="Strong_20_Emphasis"><text:span text:style-name="T52">Follow the instructions on the screen</text:span></text:span><text:span text:style-name="Strong_20_Emphasis"><text:span text:style-name="T67">s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7"/>
          </table:table-cell>
        </table:table-row>
        <table:table-row>
          <table:table-cell table:style-name="_33_._5f_Installatie_5f_afronden.A1" office:value-type="string">
            <text:p text:style-name="P62"><text:span text:style-name="Strong_20_Emphasis"><text:span text:style-name="T43"><text:s/></text:span></text:span><text:span text:style-name="Strong_20_Emphasis"><text:span text:style-name="T81"><draw:control text:anchor-type="as-char" draw:z-index="11" draw:name="Vorm4_1" draw:style-name="gr1" draw:text-style-name="P110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90"><text:span text:style-name="Strong_20_Emphasis"><text:span text:style-name="T43">Install </text:span></text:span><text:span text:style-name="Strong_20_Emphasis"><text:span text:style-name="T44">pa</text:span></text:span><text:span text:style-name="Strong_20_Emphasis"><text:span text:style-name="T64">ckage</text:span></text:span><text:span text:style-name="Strong_20_Emphasis"><text:span text:style-name="T44"> kz</text:span></text:span><text:span text:style-name="Strong_20_Emphasis"><text:span text:style-name="T44"><text:note text:id="ftn7" text:note-class="footnote"><text:note-citation>1</text:note-citation><text:note-body><text:p text:style-name="P87"><text:span text:style-name="T288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9">karelzimmer.nl</text:span></text:span></text:a><text:span text:style-name="T288">) for installing and managing Debian and Debian based systems like Ubuntu.</text:span></text:p></text:note-body></text:note></text:span></text:span><text:span text:style-name="Strong_20_Emphasis"><text:span text:style-name="T44">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98"><text:span text:style-name="Strong_20_Emphasis"><text:span text:style-name="T76">P</text:span></text:span><text:span text:style-name="Strong_20_Emphasis"><text:span text:style-name="T44">ress the </text:span></text:span><text:span text:style-name="Strong_20_Emphasis"><text:span text:style-name="T48">Super</text:span></text:span><text:span text:style-name="Strong_20_Emphasis"><text:span text:style-name="T41"> </text:span></text:span><text:span text:style-name="Strong_20_Emphasis"><text:span text:style-name="T65">key</text:span></text:span><text:span text:style-name="Strong_20_Emphasis"><text:span text:style-name="T27"><text:note text:id="ftn8" text:note-class="footnote"><text:note-citation>2</text:note-citation><text:note-body><text:p text:style-name="P2">The <text:span text:style-name="T262">Super</text:span> key is the Windows key, Command key (Apple), or Magnifier key<text:span text:style-name="T193"> </text:span><text:span text:style-name="T194">(Chromebook)</text:span><text:span text:style-name="T193">.</text:span></text:p></text:note-body></text:note></text:span></text:span><text:span text:style-name="Strong_20_Emphasis"><text:span text:style-name="T46">, </text:span></text:span><text:span text:style-name="Strong_20_Emphasis"><text:span text:style-name="T49">type</text:span></text:span><text:span text:style-name="Strong_20_Emphasis"><text:span text:style-name="T50"> </text:span></text:span><text:span text:style-name="Strong_20_Emphasis"><text:span text:style-name="T91">ter</text:span></text:span><text:span text:style-name="Strong_20_Emphasis"><text:span text:style-name="T92">m</text:span></text:span><text:span text:style-name="Strong_20_Emphasis"><text:span text:style-name="T51"> </text:span></text:span><text:span text:style-name="Strong_20_Emphasis"><text:span text:style-name="T66">and click the </text:span></text:span><text:span text:style-name="Strong_20_Emphasis"><text:span text:style-name="T93">Terminal</text:span></text:span><text:span text:style-name="Strong_20_Emphasis"><text:span text:style-name="T66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64"><text:span text:style-name="Strong_20_Emphasis"><text:span text:style-name="T43"/></text:span></text:p>
          </table:table-cell>
          <table:table-cell table:style-name="_33_._5f_Installatie_5f_afronden.A1" office:value-type="string">
            <text:p text:style-name="P90"><text:span text:style-name="T15">Type, or copy and paste, these two commands, each followed by the</text:span><text:span text:style-name="Strong_20_Emphasis"><text:span text:style-name="T51"> </text:span></text:span><text:span text:style-name="Strong_20_Emphasis"><text:span text:style-name="T45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101"><text:span text:style-name="User_20_Entry"><text:span text:style-name="T143">wget karelzimmer.nl/</text:span></text:span><text:span text:style-name="User_20_Entry"><text:span text:style-name="T144">kz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101"><text:span text:style-name="User_20_Entry"><text:span text:style-name="T143">bash </text:span></text:span><text:span text:style-name="User_20_Entry"><text:span text:style-name="T144">kz</text:span>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73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5"/>
          </table:table-cell>
        </table:table-row>
        <table:table-row>
          <table:table-cell table:style-name="_33_._5f_Installatie_5f_afronden.A1" office:value-type="string">
            <text:p text:style-name="P63"><text:span text:style-name="Strong_20_Emphasis"><text:span text:style-name="T43"><text:s/></text:span></text:span><text:span text:style-name="Strong_20_Emphasis"><text:span text:style-name="T81"><draw:control text:anchor-type="as-char" draw:z-index="6" draw:name="Vorm37" draw:style-name="gr1" draw:text-style-name="P110" svg:width="0.35cm" svg:height="0.35cm" draw:control="control7"/></text:span></text:span></text:p>
          </table:table-cell>
          <table:table-cell table:style-name="_33_._5f_Installatie_5f_afronden.A1" office:value-type="string">
            <text:p text:style-name="P90"><text:span text:style-name="Strong_20_Emphasis"><text:span text:style-name="T57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99"><text:span text:style-name="Strong_20_Emphasis"><text:span text:style-name="T77">P</text:span></text:span><text:span text:style-name="Strong_20_Emphasis"><text:span text:style-name="T57">ress the</text:span></text:span><text:span text:style-name="Strong_20_Emphasis"><text:span text:style-name="T56"> </text:span></text:span><text:span text:style-name="Strong_20_Emphasis"><text:span text:style-name="T48">Super</text:span></text:span><text:span text:style-name="Strong_20_Emphasis"><text:span text:style-name="T57"> key</text:span></text:span><text:span text:style-name="Strong_20_Emphasis"><text:span text:style-name="T27"><text:note-ref text:note-class="footnote" text:reference-format="text" text:ref-name="ftn8">2</text:note-ref></text:span></text:span><text:span text:style-name="Strong_20_Emphasis"><text:span text:style-name="T57">, type </text:span></text:span><text:span text:style-name="Strong_20_Emphasis"><text:span text:style-name="T97">menu</text:span></text:span><text:span text:style-name="Strong_20_Emphasis"><text:span text:style-name="T57"> and click the </text:span></text:span><text:span text:style-name="Strong_20_Emphasis"><text:span text:style-name="T147">Install</text:span></text:span><text:span text:style-name="Strong_20_Emphasis"><text:span text:style-name="T148">ation</text:span></text:span><text:span text:style-name="Strong_20_Emphasis"><text:span text:style-name="T147"> menu</text:span></text:span><text:span text:style-name="Strong_20_Emphasis"><text:span text:style-name="T57"> icon.</text:span></text:span></text:p>
          </table:table-cell>
        </table:table-row>
        <table:table-row>
          <table:table-cell table:style-name="_33_._5f_Installatie_5f_afronden.A1" office:value-type="string">
            <text:p text:style-name="P63"><text:span text:style-name="Strong_20_Emphasis"><text:span text:style-name="T43"/></text:span></text:p>
          </table:table-cell>
          <table:table-cell table:style-name="_33_._5f_Installatie_5f_afronden.A1" office:value-type="string">
            <text:p text:style-name="P91"><text:span text:style-name="Strong_20_Emphasis"><text:span text:style-name="T54">Se</text:span></text:span><text:span text:style-name="Strong_20_Emphasis"><text:span text:style-name="T68">lect</text:span></text:span><text:span text:style-name="Strong_20_Emphasis"><text:span text:style-name="T54"> </text:span></text:span><text:span text:style-name="Strong_20_Emphasis"><text:span text:style-name="T110">3</text:span></text:span><text:span text:style-name="Strong_20_Emphasis"><text:span text:style-name="T90"> </text:span></text:span><text:span text:style-name="Strong_20_Emphasis"><text:span text:style-name="T111">Finish installatio</text:span></text:span><text:span text:style-name="Strong_20_Emphasis"><text:span text:style-name="T112">n</text:span></text:span><text:span text:style-name="Strong_20_Emphasis"><text:span text:style-name="T58"> </text:span></text:span><text:span text:style-name="Strong_20_Emphasis"><text:span text:style-name="T53">and </text:span></text:span><text:span text:style-name="Strong_20_Emphasis"><text:span text:style-name="T72">click </text:span></text:span><text:span text:style-name="Strong_20_Emphasis"><text:span text:style-name="T100">Continue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74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94"><text:span text:style-name="Strong_20_Emphasis"><text:span text:style-name="T152"><text:s/></text:span></text:span><text:span text:style-name="T43"><draw:control text:anchor-type="as-char" draw:z-index="23" draw:name="Vorm 3" draw:style-name="gr1" draw:text-style-name="P110" svg:width="0.35cm" svg:height="0.35cm" draw:control="control24"/></text:span></text:p>
          </table:table-cell>
          <table:table-cell table:style-name="_33_._5f_Installatie_5f_afronden.A1" office:value-type="string">
            <text:p text:style-name="P96"><text:span text:style-name="T295">Restart</text:span><text:span text:style-name="Strong_20_Emphasis"><text:span text:style-name="T52"> </text:span></text:span><text:span text:style-name="Strong_20_Emphasis"><text:span text:style-name="T74">the computer.</text:span></text:span></text:p>
          </table:table-cell>
        </table:table-row>
      </table:table>
      <text:p text:style-name="P58"><text:span text:style-name="Strong_20_Emphasis"><text:span text:style-name="T34"><text:tab/></text:span></text:span></text:p>
      <text:p text:style-name="P59"><text:span text:style-name="Strong_20_Emphasis"><text:span text:style-name="T55"/></text:span></text:p>
      <text:p text:style-name="P60"><text:span text:style-name="Strong_20_Emphasis"><text:span text:style-name="T52"/></text:span></text:p>
      <text:list xml:id="list132931752762734" text:continue-numbering="true" text:style-name="L1">
        <text:list-item>
          <text:p text:style-name="P106"><text:span text:style-name="Strong_20_Emphasis"><text:span text:style-name="T18">P</text:span></text:span><text:span text:style-name="Strong_20_Emphasis"><text:span text:style-name="T233">rovision user</text:span></text:span></text:p>
        </text:list-item>
      </text:list>
      <text:p text:style-name="P23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7"><text:span text:style-name="Strong_20_Emphasis"><text:span text:style-name="T43"><text:s/></text:span></text:span><text:span text:style-name="Strong_20_Emphasis"><text:span text:style-name="T81"><draw:control text:anchor-type="as-char" draw:z-index="12" draw:name="Vorm40_0" draw:style-name="gr1" draw:text-style-name="P110" svg:width="0.35cm" svg:height="0.35cm" draw:control="control13"/></text:span></text:span></text:p>
          </table:table-cell>
          <table:table-cell table:style-name="Tabel2.A1" office:value-type="string">
            <text:p text:style-name="P30"><text:span text:style-name="Strong_20_Emphasis"><text:span text:style-name="T35">Log in as</text:span></text:span><text:span text:style-name="Strong_20_Emphasis"><text:span text:style-name="T34"> </text:span></text:span><text:span text:style-name="Definition"><text:span text:style-name="T10">USER</text:span></text:span><text:span text:style-name="Strong_20_Emphasis"><text:span text:style-name="T59"><text:note text:id="ftn9" text:note-class="footnote"><text:note-citation>1</text:note-citation><text:note-body><text:p text:style-name="P86"><text:span text:style-name="User_20_Entry"><text:span text:style-name="T134">Login any additional </text:span></text:span><text:span text:style-name="Definition"><text:span text:style-name="T285">USER</text:span></text:span><text:span text:style-name="User_20_Entry"><text:span text:style-name="T133">s </text:span></text:span><text:span text:style-name="User_20_Entry"><text:span text:style-name="T134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7"/>
          </table:table-cell>
        </table:table-row>
        <table:table-row>
          <table:table-cell table:style-name="Tabel2.A1" office:value-type="string">
            <text:p text:style-name="P71"><text:span text:style-name="Strong_20_Emphasis"><text:span text:style-name="T43"><text:s/></text:span></text:span><text:span text:style-name="Strong_20_Emphasis"><text:span text:style-name="T81"><draw:control text:anchor-type="as-char" draw:z-index="14" draw:name="Vorm40_2" draw:style-name="gr1" draw:text-style-name="P110" svg:width="0.35cm" svg:height="0.35cm" draw:control="control15"/></text:span></text:span></text:p>
          </table:table-cell>
          <table:table-cell table:style-name="Tabel2.A1" office:value-type="string">
            <text:p text:style-name="P32"><text:span text:style-name="Strong_20_Emphasis"><text:span text:style-name="T60">Set up the</text:span></text:span><text:span text:style-name="Strong_20_Emphasis"><text:span text:style-name="T61"> </text:span></text:span><text:span text:style-name="Definition"><text:span text:style-name="T290">USER</text:span></text:span><text:span text:style-name="Strong_20_Emphasis"><text:span text:style-name="T60">:</text:span></text:span></text:p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35"><text:span text:style-name="Strong_20_Emphasis"><text:span text:style-name="T78">P</text:span></text:span><text:span text:style-name="Strong_20_Emphasis"><text:span text:style-name="T60">ress the </text:span></text:span><text:span text:style-name="Strong_20_Emphasis"><text:span text:style-name="T48">Super</text:span></text:span><text:span text:style-name="Strong_20_Emphasis"><text:span text:style-name="T60"> key</text:span></text:span><text:span text:style-name="Strong_20_Emphasis"><text:span text:style-name="T27"><text:note text:id="ftn10" text:note-class="footnote"><text:note-citation>2</text:note-citation><text:note-body><text:p text:style-name="P2">The <text:span text:style-name="T262">Super</text:span> key is the Windows key, Command key (Apple), or Magnifier key<text:span text:style-name="T193"> </text:span><text:span text:style-name="T194">(Chromebook)</text:span><text:span text:style-name="T193">.</text:span></text:p></text:note-body></text:note></text:span></text:span><text:span text:style-name="Strong_20_Emphasis"><text:span text:style-name="T60">, type </text:span></text:span><text:span text:style-name="Strong_20_Emphasis"><text:span text:style-name="T98">menu</text:span></text:span><text:span text:style-name="Strong_20_Emphasis"><text:span text:style-name="T60"> and click on the </text:span></text:span><text:span text:style-name="Strong_20_Emphasis"><text:span text:style-name="T149">Install</text:span></text:span><text:span text:style-name="Strong_20_Emphasis"><text:span text:style-name="T150">ation</text:span></text:span><text:span text:style-name="Strong_20_Emphasis"><text:span text:style-name="T149"> menu</text:span></text:span><text:span text:style-name="Strong_20_Emphasis"><text:span text:style-name="T60"> icon.</text:span></text:span></text:p>
          </table:table-cell>
        </table:table-row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33"><text:span text:style-name="Strong_20_Emphasis"><text:span text:style-name="T69">Select</text:span></text:span><text:span text:style-name="Strong_20_Emphasis"><text:span text:style-name="T54"> </text:span></text:span><text:span text:style-name="Strong_20_Emphasis"><text:span text:style-name="T110">4 </text:span></text:span><text:span text:style-name="Strong_20_Emphasis"><text:span text:style-name="T94">Provision user</text:span></text:span><text:span text:style-name="Strong_20_Emphasis"><text:span text:style-name="T58"> </text:span></text:span><text:span text:style-name="Strong_20_Emphasis"><text:span text:style-name="T53">and </text:span></text:span><text:span text:style-name="Strong_20_Emphasis"><text:span text:style-name="T72">click </text:span></text:span><text:span text:style-name="Strong_20_Emphasis"><text:span text:style-name="T100">Continue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75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75"/>
          </table:table-cell>
        </table:table-row>
        <table:table-row>
          <table:table-cell table:style-name="Tabel2.A1" office:value-type="string">
            <text:p text:style-name="P94"><text:span text:style-name="Strong_20_Emphasis"><text:span text:style-name="T151"><text:s/></text:span></text:span><text:span text:style-name="T43"><draw:control text:anchor-type="as-char" draw:z-index="24" draw:name="Vorm 4" draw:style-name="gr1" draw:text-style-name="P110" svg:width="0.35cm" svg:height="0.35cm" draw:control="control25"/></text:span></text:p>
          </table:table-cell>
          <table:table-cell table:style-name="Tabel2.A1" office:value-type="string">
            <text:p text:style-name="P95"><text:span text:style-name="T294">Log Out</text:span><text:span text:style-name="Strong_20_Emphasis"><text:span text:style-name="T52"> </text:span></text:span><text:span text:style-name="Strong_20_Emphasis"><text:span text:style-name="T73">the user.</text:span></text:span></text:p>
          </table:table-cell>
        </table:table-row>
      </table:table>
      <text:p text:style-name="P29"><text:span text:style-name="Strong_20_Emphasis"><text:span text:style-name="T62"/></text:span></text:p>
      <text:p text:style-name="P49"/>
      <text:p text:style-name="P49"/>
      <text:p text:style-name="P54"><text:span text:style-name="T212">End of checklist,</text:span><text:span text:style-name="T213"> </text:span><text:span text:style-name="Strong_20_Emphasis"><text:span text:style-name="T160"><text:user-field-get text:name="Distro">Ubuntu</text:user-field-get></text:span></text:span><text:span text:style-name="T211"><text:s/></text:span><text:span text:style-name="T210"><text:user-field-get text:name="Version">22.04</text:user-field-get></text:span><text:span text:style-name="Strong_20_Emphasis"><text:span text:style-name="T161"><text:s/></text:span></text:span><text:span text:style-name="Strong_20_Emphasis"><text:span text:style-name="T164">LTS</text:span></text:span><text:span text:style-name="T137"> </text:span><text:span text:style-name="Strong_20_Emphasis"><text:span text:style-name="T119"><text:user-field-get text:name="Edition">desktop</text:user-field-get></text:span></text:span><text:span text:style-name="Strong_20_Emphasis"><text:span text:style-name="T119"><text:s/></text:span></text:span><text:span text:style-name="T212">installation is complete.</text:span></text:p>
      <text:p text:style-name="P24"/>
      <text:p text:style-name="P15"><text:span text:style-name="Emphasis"><text:span text:style-name="T237">Written</text:span></text:span><text:span text:style-name="Emphasis"><text:span text:style-name="T234"> </text:span></text:span><text:span text:style-name="Emphasis"><text:span text:style-name="T235">in</text:span></text:span><text:span text:style-name="Emphasis"><text:span text:style-name="T217"> </text:span></text:span><text:span text:style-name="Strong_20_Emphasis"><text:span text:style-name="T52"><text:user-field-get style:data-style-name="N0" text:name="Releaseyear">2022</text:user-field-get></text:span></text:span><text:span text:style-name="Emphasis"><text:span text:style-name="T218"><text:s/></text:span></text:span><text:span text:style-name="Emphasis"><text:span text:style-name="T219">by</text:span></text:span><text:span text:style-name="Emphasis"><text:span text:style-name="T234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6">Karel Zimmer</text:span></text:span></text:a><text:span text:style-name="Emphasis"><text:span text:style-name="T234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238">Creative Commons Public Domain Dedication</text:span></text:span></text:a><text:span text:style-name="Emphasis"><text:span text:style-name="T23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4-20T13:29:30.938390633">20/04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4-20T13:29:30.733716399</dc:date>
    <meta:keyword>Installatie</meta:keyword>
    <meta:keyword>Checklist</meta:keyword>
    <meta:keyword>Linux</meta:keyword>
    <meta:editing-cycles>6705</meta:editing-cycles>
    <meta:editing-duration>P11DT20H10M38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96" meta:word-count="737" meta:character-count="4565" meta:non-whitespace-character-count="3859"/>
    <meta:user-defined meta:name="Info 1"/>
    <meta:user-defined meta:name="Info 2"/>
    <meta:user-defined meta:name="Info 3"/>
    <meta:user-defined meta:name="Info 4"/>
  </office:meta>
</office:document-meta>
</file>